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Quotations">
      <style:text-properties officeooo:rsid="0024a48f" officeooo:paragraph-rsid="0024a48f"/>
    </style:style>
    <style:style style:name="P2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5bbe5" officeooo:paragraph-rsid="002606ce"/>
    </style:style>
    <style:style style:name="P3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2f8e2e"/>
    </style:style>
    <style:style style:name="P4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4da41b"/>
    </style:style>
    <style:style style:name="P5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ea611" officeooo:paragraph-rsid="00240e75"/>
    </style:style>
    <style:style style:name="P6" style:family="paragraph" style:parent-style-name="Preformatted_20_Text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312523"/>
    </style:style>
    <style:style style:name="P7" style:family="paragraph" style:parent-style-name="Title">
      <style:text-properties officeooo:rsid="001aa63c" officeooo:paragraph-rsid="001aa63c"/>
    </style:style>
    <style:style style:name="P8" style:family="paragraph" style:parent-style-name="Text_20_body">
      <style:text-properties officeooo:rsid="001aa63c" officeooo:paragraph-rsid="001aa63c"/>
    </style:style>
    <style:style style:name="P9" style:family="paragraph" style:parent-style-name="Text_20_body">
      <style:text-properties officeooo:paragraph-rsid="001aa63c"/>
    </style:style>
    <style:style style:name="P10" style:family="paragraph" style:parent-style-name="Text_20_body">
      <style:text-properties officeooo:rsid="001ea611" officeooo:paragraph-rsid="00215615"/>
    </style:style>
    <style:style style:name="P11" style:family="paragraph" style:parent-style-name="Text_20_body">
      <style:text-properties officeooo:rsid="001ea611" officeooo:paragraph-rsid="00240e75"/>
    </style:style>
    <style:style style:name="P12" style:family="paragraph" style:parent-style-name="Text_20_body">
      <style:text-properties officeooo:rsid="001ea611" officeooo:paragraph-rsid="00448071"/>
    </style:style>
    <style:style style:name="P13" style:family="paragraph" style:parent-style-name="Text_20_body">
      <style:text-properties officeooo:rsid="001ea611" officeooo:paragraph-rsid="001f0f10"/>
    </style:style>
    <style:style style:name="P14" style:family="paragraph" style:parent-style-name="Text_20_body">
      <style:text-properties officeooo:rsid="001ea611" officeooo:paragraph-rsid="00467bf4"/>
    </style:style>
    <style:style style:name="P15" style:family="paragraph" style:parent-style-name="Text_20_body">
      <style:text-properties officeooo:paragraph-rsid="00215615"/>
    </style:style>
    <style:style style:name="P16" style:family="paragraph" style:parent-style-name="Text_20_body">
      <style:text-properties officeooo:paragraph-rsid="00240e75"/>
    </style:style>
    <style:style style:name="P17" style:family="paragraph" style:parent-style-name="Text_20_body">
      <style:text-properties officeooo:rsid="0024a48f" officeooo:paragraph-rsid="00259f70"/>
    </style:style>
    <style:style style:name="P18" style:family="paragraph" style:parent-style-name="Text_20_body">
      <style:text-properties officeooo:rsid="0024a48f" officeooo:paragraph-rsid="002606ce"/>
    </style:style>
    <style:style style:name="P19" style:family="paragraph" style:parent-style-name="Text_20_body">
      <style:text-properties officeooo:rsid="0024a48f" officeooo:paragraph-rsid="00287798"/>
    </style:style>
    <style:style style:name="P20" style:family="paragraph" style:parent-style-name="Text_20_body">
      <style:text-properties officeooo:rsid="0024a48f" officeooo:paragraph-rsid="004da41b"/>
    </style:style>
    <style:style style:name="P21" style:family="paragraph" style:parent-style-name="Text_20_body">
      <style:text-properties officeooo:paragraph-rsid="00259f70"/>
    </style:style>
    <style:style style:name="P22" style:family="paragraph" style:parent-style-name="Text_20_body">
      <style:text-properties officeooo:rsid="0025bbe5" officeooo:paragraph-rsid="0025bbe5"/>
    </style:style>
    <style:style style:name="P23" style:family="paragraph" style:parent-style-name="Text_20_body">
      <style:text-properties officeooo:rsid="0025bbe5" officeooo:paragraph-rsid="002606ce"/>
    </style:style>
    <style:style style:name="P24" style:family="paragraph" style:parent-style-name="Text_20_body">
      <style:text-properties officeooo:paragraph-rsid="002606ce"/>
    </style:style>
    <style:style style:name="P25" style:family="paragraph" style:parent-style-name="Text_20_body">
      <style:text-properties officeooo:paragraph-rsid="00287798"/>
    </style:style>
    <style:style style:name="P26" style:family="paragraph" style:parent-style-name="Text_20_body">
      <style:text-properties officeooo:paragraph-rsid="002f8e2e"/>
    </style:style>
    <style:style style:name="P27" style:family="paragraph" style:parent-style-name="Text_20_body">
      <style:text-properties officeooo:paragraph-rsid="00312523"/>
    </style:style>
    <style:style style:name="P28" style:family="paragraph" style:parent-style-name="Text_20_body">
      <style:text-properties officeooo:paragraph-rsid="003b2482"/>
    </style:style>
    <style:style style:name="P29" style:family="paragraph" style:parent-style-name="Text_20_body">
      <style:text-properties officeooo:paragraph-rsid="003d6898"/>
    </style:style>
    <style:style style:name="P30" style:family="paragraph" style:parent-style-name="Text_20_body">
      <style:text-properties officeooo:paragraph-rsid="003dacf8"/>
    </style:style>
    <style:style style:name="P31" style:family="paragraph" style:parent-style-name="Text_20_body">
      <style:text-properties officeooo:paragraph-rsid="0041ae2a"/>
    </style:style>
    <style:style style:name="P32" style:family="paragraph" style:parent-style-name="Text_20_body">
      <style:text-properties officeooo:paragraph-rsid="00448071"/>
    </style:style>
    <style:style style:name="P33" style:family="paragraph" style:parent-style-name="Text_20_body">
      <style:text-properties officeooo:paragraph-rsid="001f0f10"/>
    </style:style>
    <style:style style:name="P34" style:family="paragraph" style:parent-style-name="Text_20_body">
      <style:text-properties officeooo:paragraph-rsid="001fe487"/>
    </style:style>
    <style:style style:name="P35" style:family="paragraph" style:parent-style-name="Text_20_body">
      <style:text-properties officeooo:paragraph-rsid="00467bf4"/>
    </style:style>
    <style:style style:name="P36" style:family="paragraph" style:parent-style-name="Text_20_body">
      <style:text-properties officeooo:paragraph-rsid="004da41b"/>
    </style:style>
    <style:style style:name="P37" style:family="paragraph" style:parent-style-name="Preformatted_20_Text">
      <style:text-properties officeooo:paragraph-rsid="00215615"/>
    </style:style>
    <style:style style:name="P38" style:family="paragraph" style:parent-style-name="Preformatted_20_Text">
      <style:text-properties officeooo:paragraph-rsid="00240e75"/>
    </style:style>
    <style:style style:name="P39" style:family="paragraph" style:parent-style-name="Preformatted_20_Text">
      <style:text-properties officeooo:paragraph-rsid="00259f70"/>
    </style:style>
    <style:style style:name="P40" style:family="paragraph" style:parent-style-name="Preformatted_20_Text">
      <style:text-properties officeooo:paragraph-rsid="002606ce"/>
    </style:style>
    <style:style style:name="P41" style:family="paragraph" style:parent-style-name="Preformatted_20_Text">
      <style:text-properties officeooo:paragraph-rsid="00287798"/>
    </style:style>
    <style:style style:name="P42" style:family="paragraph" style:parent-style-name="Preformatted_20_Text">
      <style:text-properties officeooo:paragraph-rsid="002f8e2e"/>
    </style:style>
    <style:style style:name="P43" style:family="paragraph" style:parent-style-name="Preformatted_20_Text">
      <style:text-properties officeooo:rsid="0024a48f" officeooo:paragraph-rsid="00312523"/>
    </style:style>
    <style:style style:name="P44" style:family="paragraph" style:parent-style-name="Preformatted_20_Text">
      <style:text-properties officeooo:paragraph-rsid="0041ae2a"/>
    </style:style>
    <style:style style:name="P45" style:family="paragraph" style:parent-style-name="Preformatted_20_Text">
      <style:text-properties officeooo:paragraph-rsid="00448071"/>
    </style:style>
    <style:style style:name="P46" style:family="paragraph" style:parent-style-name="Preformatted_20_Text">
      <style:text-properties officeooo:paragraph-rsid="001f0f10"/>
    </style:style>
    <style:style style:name="P47" style:family="paragraph" style:parent-style-name="Preformatted_20_Text">
      <style:text-properties officeooo:paragraph-rsid="00467bf4"/>
    </style:style>
    <style:style style:name="P48" style:family="paragraph" style:parent-style-name="Preformatted_20_Text">
      <style:text-properties officeooo:paragraph-rsid="004da41b"/>
    </style:style>
    <style:style style:name="P49" style:family="paragraph" style:parent-style-name="Text_20_body">
      <style:text-properties officeooo:rsid="0024a48f" officeooo:paragraph-rsid="0041ae2a"/>
    </style:style>
    <style:style style:name="P50" style:family="paragraph" style:parent-style-name="Text_20_body">
      <style:text-properties officeooo:rsid="0024a48f" officeooo:paragraph-rsid="005138e5"/>
    </style:style>
    <style:style style:name="P51" style:family="paragraph" style:parent-style-name="Text_20_body">
      <style:text-properties officeooo:rsid="005138e5" officeooo:paragraph-rsid="005138e5"/>
    </style:style>
    <style:style style:name="P52" style:family="paragraph" style:parent-style-name="Text_20_body">
      <style:text-properties officeooo:paragraph-rsid="005138e5"/>
    </style:style>
    <style:style style:name="P53" style:family="paragraph" style:parent-style-name="Text_20_body">
      <style:text-properties officeooo:rsid="001ea611" officeooo:paragraph-rsid="001ea611"/>
    </style:style>
    <style:style style:name="P54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41ae2a"/>
    </style:style>
    <style:style style:name="P55" style:family="paragraph" style:parent-style-name="Heading_20_1">
      <style:text-properties officeooo:rsid="001aa63c" officeooo:paragraph-rsid="0041ae2a"/>
    </style:style>
    <style:style style:name="P56" style:family="paragraph" style:parent-style-name="Heading_20_1">
      <style:text-properties officeooo:rsid="001aa63c" officeooo:paragraph-rsid="001aa63c"/>
    </style:style>
    <style:style style:name="P57" style:family="paragraph" style:parent-style-name="Heading_20_1">
      <style:text-properties officeooo:rsid="001aa63c" officeooo:paragraph-rsid="00259f70"/>
    </style:style>
    <style:style style:name="P58" style:family="paragraph" style:parent-style-name="Heading_20_1">
      <style:text-properties officeooo:rsid="001aa63c" officeooo:paragraph-rsid="00287798"/>
    </style:style>
    <style:style style:name="P59" style:family="paragraph" style:parent-style-name="Heading_20_1">
      <style:text-properties officeooo:rsid="001aa63c" officeooo:paragraph-rsid="003b9477"/>
    </style:style>
    <style:style style:name="P60" style:family="paragraph" style:parent-style-name="Heading_20_1">
      <style:text-properties officeooo:rsid="001aa63c" officeooo:paragraph-rsid="004da41b"/>
    </style:style>
    <style:style style:name="P61" style:family="paragraph" style:parent-style-name="Heading_20_2">
      <style:text-properties officeooo:rsid="001aa63c" officeooo:paragraph-rsid="0041ae2a"/>
    </style:style>
    <style:style style:name="P62" style:family="paragraph" style:parent-style-name="Heading_20_2">
      <style:text-properties officeooo:rsid="001aa63c" officeooo:paragraph-rsid="001aa63c"/>
    </style:style>
    <style:style style:name="P63" style:family="paragraph" style:parent-style-name="Heading_20_2">
      <style:text-properties officeooo:rsid="001aa63c" officeooo:paragraph-rsid="001f0f10"/>
    </style:style>
    <style:style style:name="P64" style:family="paragraph" style:parent-style-name="Heading_20_2">
      <style:text-properties officeooo:rsid="001aa63c" officeooo:paragraph-rsid="00215615"/>
    </style:style>
    <style:style style:name="P65" style:family="paragraph" style:parent-style-name="Heading_20_2">
      <style:text-properties officeooo:rsid="001aa63c" officeooo:paragraph-rsid="00240e75"/>
    </style:style>
    <style:style style:name="P66" style:family="paragraph" style:parent-style-name="Heading_20_2">
      <style:text-properties officeooo:rsid="001aa63c" officeooo:paragraph-rsid="00448071"/>
    </style:style>
    <style:style style:name="P67" style:family="paragraph" style:parent-style-name="Heading_20_2">
      <style:text-properties officeooo:rsid="001aa63c" officeooo:paragraph-rsid="00467bf4"/>
    </style:style>
    <style:style style:name="P68" style:family="paragraph" style:parent-style-name="Heading_20_2">
      <style:text-properties officeooo:rsid="001aa63c" officeooo:paragraph-rsid="00259f70"/>
    </style:style>
    <style:style style:name="P69" style:family="paragraph" style:parent-style-name="Heading_20_2">
      <style:text-properties officeooo:rsid="001aa63c" officeooo:paragraph-rsid="002606ce"/>
    </style:style>
    <style:style style:name="P70" style:family="paragraph" style:parent-style-name="Heading_20_2">
      <style:text-properties officeooo:rsid="001aa63c" officeooo:paragraph-rsid="00287798"/>
    </style:style>
    <style:style style:name="P71" style:family="paragraph" style:parent-style-name="Heading_20_2">
      <style:text-properties officeooo:rsid="001aa63c" officeooo:paragraph-rsid="002f8e2e"/>
    </style:style>
    <style:style style:name="P72" style:family="paragraph" style:parent-style-name="Heading_20_2">
      <style:text-properties officeooo:rsid="001aa63c" officeooo:paragraph-rsid="00312523"/>
    </style:style>
    <style:style style:name="P73" style:family="paragraph" style:parent-style-name="Heading_20_2">
      <style:text-properties officeooo:rsid="001aa63c" officeooo:paragraph-rsid="004da41b"/>
    </style:style>
    <style:style style:name="T1" style:family="text">
      <style:text-properties officeooo:rsid="001aa6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a63c" style:font-weight-asian="normal" style:font-weight-complex="normal"/>
    </style:style>
    <style:style style:name="T4" style:family="text">
      <style:text-properties fo:font-weight="normal" officeooo:rsid="001fe487" style:font-weight-asian="normal" style:font-weight-complex="normal"/>
    </style:style>
    <style:style style:name="T5" style:family="text">
      <style:text-properties fo:font-weight="normal" officeooo:rsid="00215615" style:font-weight-asian="normal" style:font-weight-complex="normal"/>
    </style:style>
    <style:style style:name="T6" style:family="text">
      <style:text-properties fo:font-weight="normal" officeooo:rsid="00240e75" style:font-weight-asian="normal" style:font-weight-complex="normal"/>
    </style:style>
    <style:style style:name="T7" style:family="text">
      <style:text-properties fo:font-weight="normal" officeooo:rsid="00259f70" style:font-weight-asian="normal" style:font-weight-complex="normal"/>
    </style:style>
    <style:style style:name="T8" style:family="text">
      <style:text-properties fo:font-weight="normal" officeooo:rsid="002606ce" style:font-weight-asian="normal" style:font-weight-complex="normal"/>
    </style:style>
    <style:style style:name="T9" style:family="text">
      <style:text-properties fo:font-weight="normal" officeooo:rsid="002a7150" style:font-weight-asian="normal" style:font-weight-complex="normal"/>
    </style:style>
    <style:style style:name="T10" style:family="text">
      <style:text-properties fo:font-weight="normal" officeooo:rsid="002f8e2e" style:font-weight-asian="normal" style:font-weight-complex="normal"/>
    </style:style>
    <style:style style:name="T11" style:family="text">
      <style:text-properties fo:font-weight="normal" officeooo:rsid="00312523" style:font-weight-asian="normal" style:font-weight-complex="normal"/>
    </style:style>
    <style:style style:name="T12" style:family="text">
      <style:text-properties fo:font-weight="normal" officeooo:rsid="00336276" style:font-weight-asian="normal" style:font-weight-complex="normal"/>
    </style:style>
    <style:style style:name="T13" style:family="text">
      <style:text-properties fo:font-weight="normal" officeooo:rsid="00374c1b" style:font-weight-asian="normal" style:font-weight-complex="normal"/>
    </style:style>
    <style:style style:name="T14" style:family="text">
      <style:text-properties fo:font-weight="normal" officeooo:rsid="003b9477" style:font-weight-asian="normal" style:font-weight-complex="normal"/>
    </style:style>
    <style:style style:name="T15" style:family="text">
      <style:text-properties fo:font-weight="normal" officeooo:rsid="003db95e" style:font-weight-asian="normal" style:font-weight-complex="normal"/>
    </style:style>
    <style:style style:name="T16" style:family="text">
      <style:text-properties fo:font-weight="normal" officeooo:rsid="003f1724" style:font-weight-asian="normal" style:font-weight-complex="normal"/>
    </style:style>
    <style:style style:name="T17" style:family="text">
      <style:text-properties fo:font-weight="normal" officeooo:rsid="00448071" style:font-weight-asian="normal" style:font-weight-complex="normal"/>
    </style:style>
    <style:style style:name="T18" style:family="text">
      <style:text-properties fo:font-weight="normal" officeooo:rsid="00467bf4" style:font-weight-asian="normal" style:font-weight-complex="normal"/>
    </style:style>
    <style:style style:name="T19" style:family="text">
      <style:text-properties fo:font-weight="normal" officeooo:rsid="0047df25" style:font-weight-asian="normal" style:font-weight-complex="normal"/>
    </style:style>
    <style:style style:name="T20" style:family="text">
      <style:text-properties fo:font-weight="normal" officeooo:rsid="00490122" style:font-weight-asian="normal" style:font-weight-complex="normal"/>
    </style:style>
    <style:style style:name="T21" style:family="text">
      <style:text-properties fo:font-weight="normal" officeooo:rsid="004da41b" style:font-weight-asian="normal" style:font-weight-complex="normal"/>
    </style:style>
    <style:style style:name="T22" style:family="text">
      <style:text-properties officeooo:rsid="001d854e"/>
    </style:style>
    <style:style style:name="T23" style:family="text">
      <style:text-properties officeooo:rsid="001fe487"/>
    </style:style>
    <style:style style:name="T24" style:family="text">
      <style:text-properties officeooo:rsid="0020e4e6"/>
    </style:style>
    <style:style style:name="T25" style:family="text">
      <style:text-properties officeooo:rsid="00215615"/>
    </style:style>
    <style:style style:name="T26" style:family="text">
      <style:text-properties officeooo:rsid="00259f70"/>
    </style:style>
    <style:style style:name="T27" style:family="text">
      <style:text-properties officeooo:rsid="0025bbe5"/>
    </style:style>
    <style:style style:name="T28" style:family="text">
      <style:text-properties officeooo:rsid="00278dc1"/>
    </style:style>
    <style:style style:name="T29" style:family="text">
      <style:text-properties officeooo:rsid="00287798"/>
    </style:style>
    <style:style style:name="T30" style:family="text">
      <style:text-properties officeooo:rsid="002a7150"/>
    </style:style>
    <style:style style:name="T31" style:family="text">
      <style:text-properties officeooo:rsid="002ad9ad"/>
    </style:style>
    <style:style style:name="T32" style:family="text">
      <style:text-properties officeooo:rsid="002e2f83"/>
    </style:style>
    <style:style style:name="T33" style:family="text">
      <style:text-properties officeooo:rsid="002fb37c"/>
    </style:style>
    <style:style style:name="T34" style:family="text">
      <style:text-properties officeooo:rsid="00312523"/>
    </style:style>
    <style:style style:name="T35" style:family="text">
      <style:text-properties fo:font-size="16.1000003814697pt" fo:font-weight="normal" officeooo:rsid="00240e75" style:font-size-asian="16.1000003814697pt" style:font-weight-asian="normal" style:font-size-complex="16.1000003814697pt" style:font-weight-complex="normal"/>
    </style:style>
    <style:style style:name="T36" style:family="text">
      <style:text-properties fo:font-size="16.1000003814697pt" fo:font-weight="normal" officeooo:rsid="00448071" style:font-size-asian="16.1000003814697pt" style:font-weight-asian="normal" style:font-size-complex="16.1000003814697pt" style:font-weight-complex="normal"/>
    </style:style>
    <style:style style:name="T37" style:family="text">
      <style:text-properties officeooo:rsid="003d6898"/>
    </style:style>
    <style:style style:name="T38" style:family="text">
      <style:text-properties officeooo:rsid="0024a48f"/>
    </style:style>
    <style:style style:name="T39" style:family="text">
      <style:text-properties officeooo:rsid="003db95e"/>
    </style:style>
    <style:style style:name="T40" style:family="text">
      <style:text-properties officeooo:rsid="0040999f"/>
    </style:style>
    <style:style style:name="T41" style:family="text">
      <style:text-properties officeooo:rsid="0041ae2a"/>
    </style:style>
    <style:style style:name="T42" style:family="text">
      <style:text-properties officeooo:rsid="0042925f"/>
    </style:style>
    <style:style style:name="T43" style:family="text">
      <style:text-properties officeooo:rsid="00448071"/>
    </style:style>
    <style:style style:name="T44" style:family="text">
      <style:text-properties officeooo:rsid="00467bf4"/>
    </style:style>
    <style:style style:name="T45" style:family="text">
      <style:text-properties officeooo:rsid="004a61a3"/>
    </style:style>
    <style:style style:name="T46" style:family="text">
      <style:text-properties officeooo:rsid="004da41b"/>
    </style:style>
    <style:style style:name="T47" style:family="text">
      <style:text-properties officeooo:rsid="004dbbd4"/>
    </style:style>
    <style:style style:name="T48" style:family="text">
      <style:text-properties officeooo:rsid="005138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ventory API Documentation</text:p>
      <text:p text:style-name="P8"/>
      <text:h text:style-name="P55" text:outline-level="1"><text:span text:style-name="T39">Workspace</text:span> Objects:</text:h>
      <text:h text:style-name="P61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15">workspace</text:span></text:span><text:span text:style-name="Source_20_Text"><text:span text:style-name="T9">s</text:span></text:span><text:span text:style-name="Source_20_Text"><text:span text:style-name="T7">/</text:span></text:span></text:h>
      <text:p text:style-name="P31"><text:span text:style-name="Source_20_Text"><text:span text:style-name="T3">Methods: </text:span></text:span></text:p>
      <text:p text:style-name="P44"><text:span text:style-name="Source_20_Text"><text:tab/>- GET (retrieves all </text:span><text:span text:style-name="Source_20_Text"><text:span text:style-name="T39">workspaces</text:span></text:span><text:span text:style-name="Source_20_Text">)</text:span></text:p>
      <text:p text:style-name="P44"><text:span text:style-name="Source_20_Text"><text:tab/>- </text:span><text:span text:style-name="Source_20_Text"><text:span text:style-name="T1">POST (creates a workspace object)</text:span></text:span></text:p>
      <text:p text:style-name="P31"><text:span text:style-name="Source_20_Text"><text:span text:style-name="T1">Body:</text:span></text:span></text:p>
      <text:p text:style-name="P31"><text:span text:style-name="Source_20_Text"><text:tab/>{</text:span></text:p>
      <text:p text:style-name="P31"><text:tab/><text:tab/>"name": "<text:span text:style-name="T39">Workspace Name</text:span>"</text:p>
      <text:p text:style-name="P49"><text:tab/>}</text:p>
      <text:p text:style-name="P52"><text:span text:style-name="Source_20_Text"><text:span text:style-name="T48">Response:</text:span></text:span></text:p>
      <text:p text:style-name="P52"><text:span text:style-name="Source_20_Text"><text:tab/>{</text:span></text:p>
      <text:p text:style-name="P52"><text:tab/><text:tab/>"name": "<text:span text:style-name="T39">Workspace Name</text:span>"</text:p>
      <text:p text:style-name="P50"><text:tab/>}</text:p>
      <text:p text:style-name="P51">Status Codes:</text:p>
      <text:p text:style-name="P51"><text:tab/>201 = <text:s/>Successful POST</text:p>
      <text:p text:style-name="P51"><text:tab/>200 = <text:s/>Successful GET</text:p>
      <text:p text:style-name="P51"><text:tab/>400 = Error</text:p>
      <text:p text:style-name="P51"/>
      <text:h text:style-name="P61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15">workspace</text:span></text:span><text:span text:style-name="Source_20_Text"><text:span text:style-name="T9">s</text:span></text:span><text:span text:style-name="Source_20_Text"><text:span text:style-name="T7">/</text:span></text:span><text:span text:style-name="Source_20_Text"><text:span text:style-name="T10">&lt;</text:span></text:span><text:span text:style-name="Source_20_Text"><text:span text:style-name="T15">workspace</text:span></text:span><text:span text:style-name="Source_20_Text"><text:span text:style-name="T10">&gt;/</text:span></text:span></text:h>
      <text:p text:style-name="P31"><text:span text:style-name="Source_20_Text"><text:span text:style-name="T3">Methods: </text:span></text:span></text:p>
      <text:p text:style-name="P44"><text:span text:style-name="Source_20_Text"><text:tab/>- GET (retrieves </text:span><text:span text:style-name="Source_20_Text"><text:span text:style-name="T39">workspace information</text:span></text:span><text:span text:style-name="Source_20_Text">)</text:span></text:p>
      <text:p text:style-name="P44"><text:span text:style-name="Source_20_Text"><text:tab/>- </text:span><text:span text:style-name="Source_20_Text"><text:span text:style-name="T33">DELETE (deletes a workspace object and all objects in that workspace)</text:span></text:span></text:p>
      <text:p text:style-name="P44"><text:span text:style-name="Source_20_Text"><text:tab/>- </text:span><text:span text:style-name="Source_20_Text"><text:span text:style-name="T33">PUT (updates workspace information)</text:span></text:span></text:p>
      <text:p text:style-name="P31"><text:span text:style-name="Source_20_Text"><text:span text:style-name="T1">Body:</text:span></text:span></text:p>
      <text:p text:style-name="P31"><text:span text:style-name="Source_20_Text"><text:tab/>{</text:span></text:p>
      <text:p text:style-name="P31"><text:tab/><text:tab/>"name": "<text:span text:style-name="T40">Workspace Name</text:span>"</text:p>
      <text:p text:style-name="P54"><text:span text:style-name="Source_20_Text"><text:tab/>}</text:span></text:p>
      <text:h text:style-name="P56" text:outline-level="1"><text:soft-page-break/><text:span text:style-name="T41">Infrstructure</text:span> Objects:</text:h>
      <text:h text:style-name="P62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vms/</text:span></text:span></text:h>
      <text:p text:style-name="P9"><text:span text:style-name="Source_20_Text"><text:span text:style-name="T3">Methods: </text:span></text:span></text:p>
      <text:p text:style-name="Preformatted_20_Text"><text:span text:style-name="Source_20_Text"><text:tab/>- GET (retrieves all of user’s virtual machines)</text:span></text:p>
      <text:p text:style-name="Preformatted_20_Text"><text:span text:style-name="Source_20_Text"><text:tab/>- </text:span><text:span text:style-name="Source_20_Text"><text:span text:style-name="T1">POST (creates virtual machine object)</text:span></text:span></text:p>
      <text:p text:style-name="P9"><text:span text:style-name="Source_20_Text"><text:span text:style-name="T1">Body:</text:span></text:span></text:p>
      <text:p text:style-name="P28"><text:span text:style-name="Source_20_Text"><text:tab/>{</text:span></text:p>
      <text:p text:style-name="P28"><text:tab/><text:tab/>"name": "<text:span text:style-name="T22">VM Name</text:span>",</text:p>
      <text:p text:style-name="P28"><text:tab/><text:tab/>"description": "<text:span text:style-name="T22">VM Description</text:span>",</text:p>
      <text:p text:style-name="P28"><text:tab/><text:tab/>"ip": "10.10.10.3/<text:span text:style-name="T22">24</text:span>",</text:p>
      <text:p text:style-name="P28"><text:tab/><text:tab/>"state": "<text:span text:style-name="T24">U</text:span>", </text:p>
      <text:p text:style-name="P28"><text:tab/><text:tab/>"area": "Area <text:span text:style-name="T22">Name</text:span>",</text:p>
      <text:p text:style-name="P28"><text:tab/><text:tab/>"template": "Template <text:span text:style-name="T22">Name</text:span>",</text:p>
      <text:p text:style-name="P29"><text:tab/><text:tab/>"<text:span text:style-name="T37">networks</text:span>": <text:span text:style-name="T37">[</text:span>"<text:span text:style-name="T37">Network-01 Name</text:span>", "<text:span text:style-name="T37">Network-02 Name</text:span>"<text:span text:style-name="T37">]</text:span></text:p>
      <text:p text:style-name="P28"><text:span text:style-name="Source_20_Text"><text:tab/>}</text:span></text:p>
      <text:p text:style-name="P53">states = [ ('C_D', 'Creating_Disk'), ('C_N', 'Configuring_Network'), ('U', 'UP'), ('D', 'Down') ]</text:p>
      <text:h text:style-name="P63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4">network</text:span></text:span><text:span text:style-name="Source_20_Text"><text:span text:style-name="T2">s/</text:span></text:span></text:h>
      <text:p text:style-name="P33"><text:span text:style-name="Source_20_Text"><text:span text:style-name="T3">Methods: </text:span></text:span></text:p>
      <text:p text:style-name="P46"><text:span text:style-name="Source_20_Text"><text:tab/>- GET (retrieves all of user’s </text:span><text:span text:style-name="Source_20_Text"><text:span text:style-name="T23">networks</text:span></text:span><text:span text:style-name="Source_20_Text">)</text:span></text:p>
      <text:p text:style-name="P46"><text:span text:style-name="Source_20_Text"><text:tab/>- </text:span><text:span text:style-name="Source_20_Text"><text:span text:style-name="T1">POST (creates network object)</text:span></text:span></text:p>
      <text:p text:style-name="P33"><text:span text:style-name="Source_20_Text"><text:span text:style-name="T1">Body:</text:span></text:span></text:p>
      <text:p text:style-name="P33"><text:span text:style-name="Source_20_Text"><text:tab/>{</text:span></text:p>
      <text:p text:style-name="P33"><text:tab/><text:tab/>"name": "<text:span text:style-name="T23">Network Name</text:span>",</text:p>
      <text:p text:style-name="P33"><text:tab/><text:tab/>"description": "<text:span text:style-name="T23">Network Description</text:span>",</text:p>
      <text:p text:style-name="P34"><text:tab/><text:tab/>"<text:span text:style-name="T23">state</text:span>": "<text:span text:style-name="T24">U</text:span>"</text:p>
      <text:p text:style-name="P33"><text:tab/>}</text:p>
      <text:p text:style-name="P13"><text:s text:c="3"/>states = <text:span text:style-name="T23">[ </text:span>('U', 'Up'), ('C', 'Creating') <text:span text:style-name="T23">]</text:span></text:p>
      <text:h text:style-name="P64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vms/</text:span></text:span><text:span text:style-name="Source_20_Text"><text:span text:style-name="T5">&lt;vm&gt;/</text:span></text:span></text:h>
      <text:p text:style-name="P15"><text:span text:style-name="Source_20_Text"><text:span text:style-name="T3">Methods: </text:span></text:span></text:p>
      <text:p text:style-name="P37"><text:soft-page-break/><text:span text:style-name="Source_20_Text"><text:tab/>- GET (retrieves all </text:span><text:span text:style-name="Source_20_Text"><text:span text:style-name="T25">information</text:span></text:span><text:span text:style-name="Source_20_Text"> of </text:span><text:span text:style-name="Source_20_Text"><text:span text:style-name="T25">a virtual machine</text:span></text:span><text:span text:style-name="Source_20_Text">)</text:span></text:p>
      <text:p text:style-name="P37"><text:span text:style-name="Source_20_Text"><text:tab/>- </text:span><text:span text:style-name="Source_20_Text"><text:span text:style-name="T25">DELETE (deletes a virtual machine object)</text:span></text:span></text:p>
      <text:p text:style-name="P37"><text:span text:style-name="Source_20_Text"><text:tab/>- </text:span><text:span text:style-name="Source_20_Text"><text:span text:style-name="T25">PUT (updates virtual machine information)</text:span></text:span></text:p>
      <text:p text:style-name="P15"><text:span text:style-name="Source_20_Text"><text:span text:style-name="T1">Body:</text:span></text:span></text:p>
      <text:p text:style-name="P15"><text:span text:style-name="Source_20_Text"><text:tab/>{</text:span></text:p>
      <text:p text:style-name="P15"><text:tab/><text:tab/>"name": "<text:span text:style-name="T22">VM Name</text:span>",</text:p>
      <text:p text:style-name="P15"><text:tab/><text:tab/>"description": "<text:span text:style-name="T22">VM Description</text:span>",</text:p>
      <text:p text:style-name="P30"><text:tab/><text:tab/>"<text:span text:style-name="T37">networks</text:span>": <text:span text:style-name="T37">[{“name”: </text:span>"<text:span text:style-name="T37">Network-01 Name</text:span>"<text:span text:style-name="T42">}</text:span>,<text:span text:style-name="T37">],</text:span></text:p>
      <text:p text:style-name="P15"><text:tab/><text:tab/>"state": "<text:span text:style-name="T24">U</text:span>"</text:p>
      <text:p text:style-name="P15"><text:tab/>}</text:p>
      <text:p text:style-name="P10">states = [ ('C_D', 'Creating_Disk'), ('C_N', 'Configuring_Network'), ('U', 'UP'), ('D', 'Down') ]</text:p>
      <text:h text:style-name="P65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4">network</text:span></text:span><text:span text:style-name="Source_20_Text"><text:span text:style-name="T2">s/</text:span></text:span><text:span text:style-name="Source_20_Text"><text:span text:style-name="T6">&lt;</text:span></text:span><text:span text:style-name="Source_20_Text"><text:span text:style-name="T35">network</text:span></text:span><text:span text:style-name="Source_20_Text"><text:span text:style-name="T6">&gt;</text:span></text:span></text:h>
      <text:p text:style-name="P16"><text:span text:style-name="Source_20_Text"><text:span text:style-name="T3">Methods: </text:span></text:span></text:p>
      <text:p text:style-name="P38"><text:span text:style-name="Source_20_Text"><text:tab/>- GET (retrieves all </text:span><text:span text:style-name="Source_20_Text"><text:span text:style-name="T25">information</text:span></text:span><text:span text:style-name="Source_20_Text"> of </text:span><text:span text:style-name="Source_20_Text"><text:span text:style-name="T25">a network</text:span></text:span><text:span text:style-name="Source_20_Text">)</text:span></text:p>
      <text:p text:style-name="P38"><text:span text:style-name="Source_20_Text"><text:tab/>- </text:span><text:span text:style-name="Source_20_Text"><text:span text:style-name="T25">DELETE (deletes a network object)</text:span></text:span></text:p>
      <text:p text:style-name="P38"><text:span text:style-name="Source_20_Text"><text:tab/>- </text:span><text:span text:style-name="Source_20_Text"><text:span text:style-name="T25">PUT (updates network information)</text:span></text:span></text:p>
      <text:p text:style-name="P16"><text:span text:style-name="Source_20_Text"><text:span text:style-name="T1">Body:</text:span></text:span></text:p>
      <text:p text:style-name="P16"><text:span text:style-name="Source_20_Text"><text:tab/>{</text:span></text:p>
      <text:p text:style-name="P16"><text:tab/><text:tab/>"name": "<text:span text:style-name="T23">Network Name</text:span>",</text:p>
      <text:p text:style-name="P16"><text:tab/><text:tab/>"description": "<text:span text:style-name="T23">Network Description</text:span>",</text:p>
      <text:p text:style-name="P16"><text:tab/><text:tab/>"<text:span text:style-name="T23">state</text:span>": "<text:span text:style-name="T24">U</text:span>"</text:p>
      <text:p text:style-name="P16"><text:tab/>}</text:p>
      <text:p text:style-name="P11"><text:s text:c="3"/>states = <text:span text:style-name="T23">[ </text:span>('U', 'Up'), ('C', 'Creating') <text:span text:style-name="T23">]</text:span></text:p>
      <text:p text:style-name="P11"/>
      <text:h text:style-name="P66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17">router</text:span></text:span><text:span text:style-name="Source_20_Text"><text:span text:style-name="T2">s/</text:span></text:span></text:h>
      <text:p text:style-name="P32"><text:span text:style-name="Source_20_Text"><text:span text:style-name="T3">Methods: </text:span></text:span></text:p>
      <text:p text:style-name="P45"><text:span text:style-name="Source_20_Text"><text:tab/>- GET (retrieves all of user’s </text:span><text:span text:style-name="Source_20_Text"><text:span text:style-name="T43">routers</text:span></text:span><text:span text:style-name="Source_20_Text">)</text:span></text:p>
      <text:p text:style-name="P45"><text:span text:style-name="Source_20_Text"><text:tab/>- </text:span><text:span text:style-name="Source_20_Text"><text:span text:style-name="T1">POST (creates router object)</text:span></text:span></text:p>
      <text:p text:style-name="P32"><text:span text:style-name="Source_20_Text"><text:span text:style-name="T1">Body:</text:span></text:span></text:p>
      <text:p text:style-name="P32"><text:span text:style-name="Source_20_Text"><text:tab/>{</text:span></text:p>
      <text:p text:style-name="P32"><text:tab/><text:tab/>"name": "<text:span text:style-name="T23">Network Name</text:span>"</text:p>
      <text:p text:style-name="P32"><text:tab/>}</text:p>
      <text:p text:style-name="P12"><text:soft-page-break/><text:s text:c="3"/></text:p>
      <text:h text:style-name="P66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17">router</text:span></text:span><text:span text:style-name="Source_20_Text"><text:span text:style-name="T2">s/</text:span></text:span><text:span text:style-name="Source_20_Text"><text:span text:style-name="T6">&lt;</text:span></text:span><text:span text:style-name="Source_20_Text"><text:span text:style-name="T36">router</text:span></text:span><text:span text:style-name="Source_20_Text"><text:span text:style-name="T6">&gt;</text:span></text:span></text:h>
      <text:p text:style-name="P32"><text:span text:style-name="Source_20_Text"><text:span text:style-name="T3">Methods: </text:span></text:span></text:p>
      <text:p text:style-name="P45"><text:span text:style-name="Source_20_Text"><text:tab/>- GET (retrieves all </text:span><text:span text:style-name="Source_20_Text"><text:span text:style-name="T25">information</text:span></text:span><text:span text:style-name="Source_20_Text"> of </text:span><text:span text:style-name="Source_20_Text"><text:span text:style-name="T25">a router</text:span></text:span><text:span text:style-name="Source_20_Text">)</text:span></text:p>
      <text:p text:style-name="P45"><text:span text:style-name="Source_20_Text"><text:tab/>- </text:span><text:span text:style-name="Source_20_Text"><text:span text:style-name="T25">DELETE (deletes a router object)</text:span></text:span></text:p>
      <text:p text:style-name="P45"><text:span text:style-name="Source_20_Text"><text:tab/>- </text:span><text:span text:style-name="Source_20_Text"><text:span text:style-name="T25">PUT (updates router information)</text:span></text:span></text:p>
      <text:p text:style-name="P32"><text:span text:style-name="Source_20_Text"><text:span text:style-name="T1">Body:</text:span></text:span></text:p>
      <text:p text:style-name="P32"><text:span text:style-name="Source_20_Text"><text:tab/>{</text:span></text:p>
      <text:p text:style-name="P32"><text:tab/><text:tab/>"name": "<text:span text:style-name="T43">Router Name</text:span>"</text:p>
      <text:p text:style-name="P32"><text:tab/>}</text:p>
      <text:h text:style-name="P67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17">router</text:span></text:span><text:span text:style-name="Source_20_Text"><text:span text:style-name="T2">s/</text:span></text:span><text:span text:style-name="Source_20_Text"><text:span text:style-name="T18">&lt;router&gt;/interfaces/</text:span></text:span></text:h>
      <text:p text:style-name="P35"><text:span text:style-name="Source_20_Text"><text:span text:style-name="T3">Methods: </text:span></text:span></text:p>
      <text:p text:style-name="P47"><text:span text:style-name="Source_20_Text"><text:tab/>- GET (retrieves all of </text:span><text:span text:style-name="Source_20_Text"><text:span text:style-name="T44">routers’ interfaces</text:span></text:span><text:span text:style-name="Source_20_Text">)</text:span></text:p>
      <text:p text:style-name="P47"><text:span text:style-name="Source_20_Text"><text:tab/>- </text:span><text:span text:style-name="Source_20_Text"><text:span text:style-name="T1">POST (creates a router interface)</text:span></text:span></text:p>
      <text:p text:style-name="P35"><text:span text:style-name="Source_20_Text"><text:span text:style-name="T1">Body:</text:span></text:span></text:p>
      <text:p text:style-name="P35"><text:span text:style-name="Source_20_Text"><text:tab/>{</text:span></text:p>
      <text:p text:style-name="P35"><text:tab/><text:tab/>"n<text:span text:style-name="T44">etwork</text:span>": "<text:span text:style-name="T23">Network-01</text:span>",</text:p>
      <text:p text:style-name="P35"><text:tab/><text:tab/>“<text:span text:style-name="T44">ip</text:span>”: “<text:span text:style-name="T44">192.168.1.1/24</text:span>”</text:p>
      <text:p text:style-name="P35"><text:tab/>}</text:p>
      <text:p text:style-name="P14"><text:s text:c="3"/></text:p>
      <text:h text:style-name="P67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17">router</text:span></text:span><text:span text:style-name="Source_20_Text"><text:span text:style-name="T2">s/</text:span></text:span><text:span text:style-name="Source_20_Text"><text:span text:style-name="T6">&lt;</text:span></text:span><text:span text:style-name="Source_20_Text"><text:span text:style-name="T36">router</text:span></text:span><text:span text:style-name="Source_20_Text"><text:span text:style-name="T6">&gt;/</text:span></text:span><text:span text:style-name="Source_20_Text"><text:span text:style-name="T19">interfaces/&lt;interface </text:span></text:span><text:span text:style-name="Source_20_Text"><text:span text:style-name="T20">network</text:span></text:span><text:span text:style-name="Source_20_Text"><text:span text:style-name="T19">&gt;</text:span></text:span></text:h>
      <text:p text:style-name="P35"><text:span text:style-name="Source_20_Text"><text:span text:style-name="T3">Methods: </text:span></text:span></text:p>
      <text:p text:style-name="P47"><text:span text:style-name="Source_20_Text"><text:tab/>- GET (retrieves all </text:span><text:span text:style-name="Source_20_Text"><text:span text:style-name="T25">information</text:span></text:span><text:span text:style-name="Source_20_Text"> of </text:span><text:span text:style-name="Source_20_Text"><text:span text:style-name="T25">a router interface</text:span></text:span><text:span text:style-name="Source_20_Text">)</text:span></text:p>
      <text:p text:style-name="P47"><text:span text:style-name="Source_20_Text"><text:tab/>- </text:span><text:span text:style-name="Source_20_Text"><text:span text:style-name="T25">DELETE (deletes a router interface object)</text:span></text:span></text:p>
      <text:p text:style-name="P47"><text:span text:style-name="Source_20_Text"><text:tab/>- </text:span><text:span text:style-name="Source_20_Text"><text:span text:style-name="T25">PUT (updates router interface information)</text:span></text:span></text:p>
      <text:p text:style-name="P35"><text:span text:style-name="Source_20_Text"><text:span text:style-name="T1">Body:</text:span></text:span></text:p>
      <text:p text:style-name="P35"><text:span text:style-name="Source_20_Text"><text:tab/>{</text:span></text:p>
      <text:p text:style-name="P35"><text:tab/><text:tab/>"<text:span text:style-name="T45">ip</text:span>": "<text:span text:style-name="T45">10.10.10.1/24</text:span>"</text:p>
      <text:p text:style-name="P35"><text:tab/>}</text:p>
      <text:p text:style-name="P5"><text:soft-page-break/></text:p>
      <text:p text:style-name="P11"/>
      <text:p text:style-name="P1">Note:</text:p>
      <text:p text:style-name="P1">Manipulating inventory objects <text:span text:style-name="T47">(except Workspace and User) must</text:span> be done via the controller service.</text:p>
      <text:p text:style-name="P1"/>
      <text:h text:style-name="P57" text:outline-level="1"><text:span text:style-name="T26">Template</text:span> Objects:</text:h>
      <text:h text:style-name="P68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7">templates/</text:span></text:span></text:h>
      <text:p text:style-name="P21"><text:span text:style-name="Source_20_Text"><text:span text:style-name="T3">Methods: </text:span></text:span></text:p>
      <text:p text:style-name="P39"><text:span text:style-name="Source_20_Text"><text:tab/>- GET (retrieves all </text:span><text:span text:style-name="Source_20_Text"><text:span text:style-name="T26">templates</text:span></text:span><text:span text:style-name="Source_20_Text">)</text:span></text:p>
      <text:p text:style-name="P39"><text:span text:style-name="Source_20_Text"><text:tab/>- </text:span><text:span text:style-name="Source_20_Text"><text:span text:style-name="T1">POST (creates a template object)</text:span></text:span></text:p>
      <text:p text:style-name="P21"><text:span text:style-name="Source_20_Text"><text:span text:style-name="T1">Body:</text:span></text:span></text:p>
      <text:p text:style-name="P21"><text:span text:style-name="Source_20_Text"><text:tab/>{</text:span></text:p>
      <text:p text:style-name="P21"><text:tab/><text:tab/>"name": "<text:span text:style-name="T27">Template Name</text:span>",</text:p>
      <text:p text:style-name="P21"><text:tab/><text:tab/>"description": "<text:span text:style-name="T27">Template Description</text:span>",</text:p>
      <text:p text:style-name="P21"><text:tab/><text:tab/>"<text:span text:style-name="T27">os</text:span>": "<text:span text:style-name="T27">Template OS</text:span>",</text:p>
      <text:p text:style-name="P21"><text:tab/><text:tab/>"<text:span text:style-name="T27">cpu</text:span>": <text:span text:style-name="T27">int,</text:span></text:p>
      <text:p text:style-name="P21"><text:tab/><text:tab/>"<text:span text:style-name="T27">ram</text:span>": <text:span text:style-name="T27">int,</text:span></text:p>
      <text:p text:style-name="P21"><text:tab/><text:tab/>"<text:span text:style-name="T27">disk</text:span>": <text:span text:style-name="T27">int</text:span></text:p>
      <text:p text:style-name="P17"><text:tab/>}</text:p>
      <text:p text:style-name="P22">cpu = 2 (cores)<text:tab/>ram = 2 (GiB)<text:tab/><text:tab/>disk = 40 (GiB)</text:p>
      <text:h text:style-name="P69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7">templates/</text:span></text:span><text:span text:style-name="Source_20_Text"><text:span text:style-name="T8">&lt;templa</text:span></text:span><text:span text:style-name="Source_20_Text"><text:span text:style-name="T16">te</text:span></text:span><text:span text:style-name="Source_20_Text"><text:span text:style-name="T8">&gt;/</text:span></text:span></text:h>
      <text:p text:style-name="P24"><text:span text:style-name="Source_20_Text"><text:span text:style-name="T3">Methods: </text:span></text:span></text:p>
      <text:p text:style-name="P40"><text:span text:style-name="Source_20_Text"><text:tab/>- GET (retrieve</text:span><text:span text:style-name="Source_20_Text"><text:span text:style-name="T28">s template information</text:span></text:span><text:span text:style-name="Source_20_Text">)</text:span></text:p>
      <text:p text:style-name="P40"><text:span text:style-name="Source_20_Text"><text:tab/>- </text:span><text:span text:style-name="Source_20_Text"><text:span text:style-name="T28">DELETE (deletes a template object)</text:span></text:span></text:p>
      <text:p text:style-name="P40"><text:span text:style-name="Source_20_Text"><text:tab/>- </text:span><text:span text:style-name="Source_20_Text"><text:span text:style-name="T28">PUT (updates a template object)</text:span></text:span></text:p>
      <text:p text:style-name="P24"><text:span text:style-name="Source_20_Text"><text:span text:style-name="T1">Body:</text:span></text:span></text:p>
      <text:p text:style-name="P24"><text:span text:style-name="Source_20_Text"><text:tab/>{</text:span></text:p>
      <text:p text:style-name="P24"><text:tab/><text:tab/>"name": "<text:span text:style-name="T27">Template Name</text:span>",</text:p>
      <text:p text:style-name="P24"><text:tab/><text:tab/>"description": "<text:span text:style-name="T27">Template Description</text:span>",</text:p>
      <text:p text:style-name="P24"><text:soft-page-break/><text:tab/><text:tab/>"<text:span text:style-name="T27">os</text:span>": "<text:span text:style-name="T27">Template OS</text:span>",</text:p>
      <text:p text:style-name="P24"><text:tab/><text:tab/>"<text:span text:style-name="T27">cpu</text:span>": <text:span text:style-name="T27">int,</text:span></text:p>
      <text:p text:style-name="P24"><text:tab/><text:tab/>"<text:span text:style-name="T27">ram</text:span>": <text:span text:style-name="T27">int,</text:span></text:p>
      <text:p text:style-name="P24"><text:tab/><text:tab/>"<text:span text:style-name="T27">disk</text:span>": <text:span text:style-name="T27">int</text:span></text:p>
      <text:p text:style-name="P18"><text:tab/>}</text:p>
      <text:p text:style-name="P23">cpu = 2 (cores)<text:tab/>ram = 2 (GiB)<text:tab/><text:tab/>disk = 40 (GiB)</text:p>
      <text:p text:style-name="P2"/>
      <text:p text:style-name="P23"/>
      <text:h text:style-name="P58" text:outline-level="1"><text:span text:style-name="T29">Area</text:span> Objects:</text:h>
      <text:h text:style-name="P70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9">areas</text:span></text:span><text:span text:style-name="Source_20_Text"><text:span text:style-name="T7">/</text:span></text:span></text:h>
      <text:p text:style-name="P25"><text:span text:style-name="Source_20_Text"><text:span text:style-name="T3">Methods: </text:span></text:span></text:p>
      <text:p text:style-name="P41"><text:span text:style-name="Source_20_Text"><text:tab/>- GET (retrieves all </text:span><text:span text:style-name="Source_20_Text"><text:span text:style-name="T30">areas</text:span></text:span><text:span text:style-name="Source_20_Text">)</text:span></text:p>
      <text:p text:style-name="P41"><text:span text:style-name="Source_20_Text"><text:tab/>- </text:span><text:span text:style-name="Source_20_Text"><text:span text:style-name="T1">POST (creates an area object)</text:span></text:span></text:p>
      <text:p text:style-name="P25"><text:span text:style-name="Source_20_Text"><text:span text:style-name="T1">Body:</text:span></text:span></text:p>
      <text:p text:style-name="P25"><text:span text:style-name="Source_20_Text"><text:tab/>{</text:span></text:p>
      <text:p text:style-name="P25"><text:tab/><text:tab/>"name": "<text:span text:style-name="T32">Area Name</text:span>",</text:p>
      <text:p text:style-name="P25"><text:tab/><text:tab/>"<text:span text:style-name="T31">subnet</text:span>": "<text:span text:style-name="T32">10.10.10.0/24</text:span>",</text:p>
      <text:p text:style-name="P25"><text:tab/><text:tab/>"<text:span text:style-name="T31">next_ip</text:span>": "<text:span text:style-name="T32">10.10.10.2/24</text:span>"</text:p>
      <text:p text:style-name="P19"><text:tab/>}</text:p>
      <text:h text:style-name="P71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9">areas</text:span></text:span><text:span text:style-name="Source_20_Text"><text:span text:style-name="T7">/</text:span></text:span><text:span text:style-name="Source_20_Text"><text:span text:style-name="T10">&lt;area&gt;/</text:span></text:span></text:h>
      <text:p text:style-name="P26"><text:span text:style-name="Source_20_Text"><text:span text:style-name="T3">Methods: </text:span></text:span></text:p>
      <text:p text:style-name="P42"><text:span text:style-name="Source_20_Text"><text:tab/>- GET (retrieves </text:span><text:span text:style-name="Source_20_Text"><text:span text:style-name="T30">area information</text:span></text:span><text:span text:style-name="Source_20_Text">)</text:span></text:p>
      <text:p text:style-name="P42"><text:span text:style-name="Source_20_Text"><text:tab/>- </text:span><text:span text:style-name="Source_20_Text"><text:span text:style-name="T33">DELETE (deletes an area object)</text:span></text:span></text:p>
      <text:p text:style-name="P42"><text:span text:style-name="Source_20_Text"><text:tab/>- </text:span><text:span text:style-name="Source_20_Text"><text:span text:style-name="T33">PUT (updates area information)</text:span></text:span></text:p>
      <text:p text:style-name="P26"><text:span text:style-name="Source_20_Text"><text:span text:style-name="T1">Body:</text:span></text:span></text:p>
      <text:p text:style-name="P26"><text:span text:style-name="Source_20_Text"><text:tab/>{</text:span></text:p>
      <text:p text:style-name="P26"><text:tab/><text:tab/>"name": "<text:span text:style-name="T32">Area Name</text:span>",</text:p>
      <text:p text:style-name="P26"><text:tab/><text:tab/>"<text:span text:style-name="T31">subnet</text:span>": "<text:span text:style-name="T32">10.10.10.0/24</text:span>",</text:p>
      <text:p text:style-name="P26"><text:tab/><text:tab/>"<text:span text:style-name="T31">next_ip</text:span>": "<text:span text:style-name="T32">10.10.10.2/24</text:span>"</text:p>
      <text:p text:style-name="P3"><text:tab/>}</text:p>
      <text:h text:style-name="P59" text:outline-level="1"><text:soft-page-break/><text:span text:style-name="T29">Address</text:span> Objects:</text:h>
      <text:h text:style-name="P72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9">a</text:span></text:span><text:span text:style-name="Source_20_Text"><text:span text:style-name="T14">ddress</text:span></text:span><text:span text:style-name="Source_20_Text"><text:span text:style-name="T7">/</text:span></text:span><text:span text:style-name="Source_20_Text"><text:span text:style-name="T10">&lt;area&gt;/</text:span></text:span><text:span text:style-name="Source_20_Text"><text:span text:style-name="T11">get_ip/</text:span></text:span></text:h>
      <text:p text:style-name="P27"><text:span text:style-name="Source_20_Text"><text:span text:style-name="T3">Methods: </text:span></text:span></text:p>
      <text:p text:style-name="P43"><text:span text:style-name="Source_20_Text"><text:tab/>- GET (ret</text:span><text:span text:style-name="Source_20_Text"><text:span text:style-name="T34">urns a free IP address of the area subnet</text:span></text:span><text:span text:style-name="Source_20_Text">)</text:span></text:p>
      <text:p text:style-name="P6"><text:span text:style-name="Source_20_Text"/></text:p>
      <text:h text:style-name="P60" text:outline-level="1"><text:span text:style-name="T46">User</text:span> Objects:</text:h>
      <text:h text:style-name="P73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21">&lt;workspace&gt;</text:span></text:span><text:span text:style-name="Source_20_Text"><text:span text:style-name="T7">/</text:span></text:span><text:span text:style-name="Source_20_Text"><text:span text:style-name="T21">users/</text:span></text:span></text:h>
      <text:p text:style-name="P36"><text:span text:style-name="Source_20_Text"><text:span text:style-name="T3">Methods: </text:span></text:span></text:p>
      <text:p text:style-name="P48"><text:span text:style-name="Source_20_Text"><text:tab/>- GET (retrieves all </text:span><text:span text:style-name="Source_20_Text"><text:span text:style-name="T46">users in a workspace</text:span></text:span><text:span text:style-name="Source_20_Text">)</text:span></text:p>
      <text:p text:style-name="P48"><text:span text:style-name="Source_20_Text"><text:tab/>- </text:span><text:span text:style-name="Source_20_Text"><text:span text:style-name="T1">POST (adds a new user to a workspace)</text:span></text:span></text:p>
      <text:p text:style-name="P36"><text:span text:style-name="Source_20_Text"><text:span text:style-name="T1">Body:</text:span></text:span></text:p>
      <text:p text:style-name="P36"><text:span text:style-name="Source_20_Text"><text:tab/>{</text:span></text:p>
      <text:p text:style-name="P36"><text:tab/><text:tab/>"name": "<text:span text:style-name="T46">username</text:span>",</text:p>
      <text:p text:style-name="P36"><text:tab/><text:tab/>"<text:span text:style-name="T46">vm_can_add</text:span>": <text:span text:style-name="T46">True</text:span>,</text:p>
      <text:p text:style-name="P36"><text:tab/><text:tab/>"<text:span text:style-name="T46">vm_can_edit</text:span>": <text:span text:style-name="T46">False</text:span>,</text:p>
      <text:p text:style-name="P36"><text:tab/><text:tab/>"<text:span text:style-name="T46">vm_can_delete</text:span>": <text:span text:style-name="T46">False</text:span>,</text:p>
      <text:p text:style-name="P36"><text:tab/><text:tab/>"<text:span text:style-name="T46">network_can_add</text:span>": <text:span text:style-name="T46">True</text:span>,</text:p>
      <text:p text:style-name="P36"><text:tab/><text:tab/>"<text:span text:style-name="T46">network_can_edit</text:span>": <text:span text:style-name="T46">False</text:span>,</text:p>
      <text:p text:style-name="P36"><text:tab/><text:tab/>"<text:span text:style-name="T46">network_can_delete</text:span>": <text:span text:style-name="T46">False</text:span>,</text:p>
      <text:p text:style-name="P36"><text:tab/><text:tab/>"<text:span text:style-name="T46">router_can_add</text:span>": <text:span text:style-name="T46">True</text:span>,</text:p>
      <text:p text:style-name="P36"><text:tab/><text:tab/>"<text:span text:style-name="T46">router_can_edit</text:span>": <text:span text:style-name="T46">False</text:span>,</text:p>
      <text:p text:style-name="P36"><text:tab/><text:tab/>"<text:span text:style-name="T46">router_can_delete</text:span>": <text:span text:style-name="T46">False</text:span>,</text:p>
      <text:p text:style-name="P36"><text:tab/><text:tab/>"<text:span text:style-name="T46">user_can_add</text:span>": <text:span text:style-name="T46">True</text:span>,</text:p>
      <text:p text:style-name="P36"><text:tab/><text:tab/>"<text:span text:style-name="T46">user_can_edit</text:span>": <text:span text:style-name="T46">False</text:span>,</text:p>
      <text:p text:style-name="P36"><text:tab/><text:tab/>"<text:span text:style-name="T46">user_can_delete</text:span>": <text:span text:style-name="T46">False</text:span></text:p>
      <text:p text:style-name="P20"><text:tab/>}</text:p>
      <text:h text:style-name="P73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10">&lt;</text:span></text:span><text:span text:style-name="Source_20_Text"><text:span text:style-name="T15">workspace</text:span></text:span><text:span text:style-name="Source_20_Text"><text:span text:style-name="T10">&gt;/</text:span></text:span><text:span text:style-name="Source_20_Text"><text:span text:style-name="T21">users/&lt;username&gt;/</text:span></text:span></text:h>
      <text:p text:style-name="P36"><text:span text:style-name="Source_20_Text"><text:span text:style-name="T3">Methods: </text:span></text:span></text:p>
      <text:p text:style-name="P48"><text:span text:style-name="Source_20_Text"><text:tab/>- GET (retrieves </text:span><text:span text:style-name="Source_20_Text"><text:span text:style-name="T46">user information</text:span></text:span><text:span text:style-name="Source_20_Text">)</text:span></text:p>
      <text:p text:style-name="P48"><text:soft-page-break/><text:span text:style-name="Source_20_Text"><text:tab/>- </text:span><text:span text:style-name="Source_20_Text"><text:span text:style-name="T33">DELETE (deletes a user)</text:span></text:span></text:p>
      <text:p text:style-name="P48"><text:span text:style-name="Source_20_Text"><text:tab/>- </text:span><text:span text:style-name="Source_20_Text"><text:span text:style-name="T33">PUT (update user permissions)</text:span></text:span></text:p>
      <text:p text:style-name="P36"><text:span text:style-name="Source_20_Text"><text:span text:style-name="T1">Body:</text:span></text:span></text:p>
      <text:p text:style-name="P36"><text:span text:style-name="Source_20_Text"><text:tab/>{</text:span></text:p>
      <text:p text:style-name="P36"><text:tab/><text:tab/>"<text:span text:style-name="T46">vm_can_add</text:span>": <text:span text:style-name="T46">True</text:span>,</text:p>
      <text:p text:style-name="P36"><text:tab/><text:tab/>"<text:span text:style-name="T46">vm_can_edit</text:span>": <text:span text:style-name="T46">False</text:span>,</text:p>
      <text:p text:style-name="P36"><text:tab/><text:tab/>"<text:span text:style-name="T46">vm_can_delete</text:span>": <text:span text:style-name="T46">False</text:span>,</text:p>
      <text:p text:style-name="P36"><text:tab/><text:tab/>"<text:span text:style-name="T46">network_can_add</text:span>": <text:span text:style-name="T46">True</text:span>,</text:p>
      <text:p text:style-name="P36"><text:tab/><text:tab/>"<text:span text:style-name="T46">network_can_edit</text:span>": <text:span text:style-name="T46">False</text:span>,</text:p>
      <text:p text:style-name="P36"><text:tab/><text:tab/>"<text:span text:style-name="T46">network_can_delete</text:span>": <text:span text:style-name="T46">False</text:span>,</text:p>
      <text:p text:style-name="P36"><text:tab/><text:tab/>"<text:span text:style-name="T46">router_can_add</text:span>": <text:span text:style-name="T46">True</text:span>,</text:p>
      <text:p text:style-name="P36"><text:tab/><text:tab/>"<text:span text:style-name="T46">router_can_edit</text:span>": <text:span text:style-name="T46">False</text:span>,</text:p>
      <text:p text:style-name="P36"><text:tab/><text:tab/>"<text:span text:style-name="T46">router_can_delete</text:span>": <text:span text:style-name="T46">False</text:span>,</text:p>
      <text:p text:style-name="P36"><text:tab/><text:tab/>"<text:span text:style-name="T46">user_can_add</text:span>": <text:span text:style-name="T46">True</text:span>,</text:p>
      <text:p text:style-name="P36"><text:tab/><text:tab/>"<text:span text:style-name="T46">user_can_edit</text:span>": <text:span text:style-name="T46">False</text:span>,</text:p>
      <text:p text:style-name="P36"><text:tab/><text:tab/>"<text:span text:style-name="T46">user_can_delete</text:span>": <text:span text:style-name="T46">False</text:span>,</text:p>
      <text:p text:style-name="P4"><text:span text:style-name="Source_20_Text"><text:span text:style-name="T38"><text:tab/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7:19:02.457948538</meta:creation-date>
    <dc:date>2018-06-09T11:11:40.082837792</dc:date>
    <meta:editing-duration>PT19H46M15S</meta:editing-duration>
    <meta:editing-cycles>51</meta:editing-cycles>
    <meta:generator>LibreOffice/5.4.7.2$Linux_X86_64 LibreOffice_project/40$Build-2</meta:generator>
    <meta:document-statistic meta:table-count="0" meta:image-count="0" meta:object-count="0" meta:page-count="8" meta:paragraph-count="215" meta:word-count="638" meta:character-count="5009" meta:non-whitespace-character-count="4336"/>
  </office:meta>
</office:document-meta>
</file>